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162f7e" officeooo:paragraph-rsid="00162f7e"/>
    </style:style>
    <style:style style:name="P2" style:family="paragraph" style:parent-style-name="Standard">
      <style:paragraph-properties fo:margin-top="0cm" fo:margin-bottom="0.199cm" style:contextual-spacing="false" fo:text-align="start" style:justify-single-word="false"/>
      <style:text-properties officeooo:rsid="00162f7e" officeooo:paragraph-rsid="00162f7e"/>
    </style:style>
    <style:style style:name="P3" style:family="paragraph" style:parent-style-name="Standard">
      <style:paragraph-properties fo:margin-top="0.101cm" fo:margin-bottom="0.101cm" style:contextual-spacing="false" fo:text-align="start" style:justify-single-word="false"/>
      <style:text-properties style:text-underline-style="solid" style:text-underline-width="auto" style:text-underline-color="font-color" fo:font-weight="bold" officeooo:rsid="00162f7e" officeooo:paragraph-rsid="00162f7e" style:font-weight-asian="bold" style:font-weight-complex="bold"/>
    </style:style>
    <style:style style:name="P4" style:family="paragraph" style:parent-style-name="Standard">
      <style:paragraph-properties fo:margin-top="0.101cm" fo:margin-bottom="0.101cm" style:contextual-spacing="false" fo:text-align="start" style:justify-single-word="false"/>
      <style:text-properties style:text-underline-style="solid" style:text-underline-width="auto" style:text-underline-color="font-color" fo:font-weight="bold" officeooo:rsid="0016efa5" officeooo:paragraph-rsid="0016efa5" style:font-weight-asian="bold" style:font-weight-complex="bold"/>
    </style:style>
    <style:style style:name="P5" style:family="paragraph" style:parent-style-name="Standard">
      <style:paragraph-properties fo:margin-top="0cm" fo:margin-bottom="0.199cm" style:contextual-spacing="false" fo:text-align="start" style:justify-single-word="false"/>
      <style:text-properties style:text-underline-style="none" fo:font-weight="normal" officeooo:rsid="00162f7e" officeooo:paragraph-rsid="00162f7e" style:font-weight-asian="normal" style:font-weight-complex="normal"/>
    </style:style>
    <style:style style:name="P6" style:family="paragraph" style:parent-style-name="Standard" style:list-style-name="L2">
      <style:paragraph-properties fo:margin-top="0cm" fo:margin-bottom="0cm" style:contextual-spacing="false" fo:text-align="start" style:justify-single-word="false"/>
      <style:text-properties style:text-underline-style="none" fo:font-weight="normal" officeooo:rsid="0016efa5" officeooo:paragraph-rsid="0016efa5" style:font-weight-asian="normal" style:font-weight-complex="normal"/>
    </style:style>
    <style:style style:name="P7" style:family="paragraph" style:parent-style-name="Standard">
      <style:paragraph-properties fo:margin-top="0cm" fo:margin-bottom="0.199cm" style:contextual-spacing="false" fo:text-align="start" style:justify-single-word="false"/>
      <style:text-properties style:text-underline-style="none" fo:font-weight="normal" officeooo:rsid="0016efa5" officeooo:paragraph-rsid="0016efa5" style:font-weight-asian="normal" style:font-weight-complex="normal"/>
    </style:style>
    <style:style style:name="P8" style:family="paragraph" style:parent-style-name="Standard" style:list-style-name="L4">
      <style:paragraph-properties fo:margin-top="0cm" fo:margin-bottom="0.199cm" style:contextual-spacing="false" fo:text-align="start" style:justify-single-word="false"/>
      <style:text-properties style:text-underline-style="none" fo:font-weight="normal" officeooo:rsid="0016efa5" officeooo:paragraph-rsid="0016efa5" style:font-weight-asian="normal" style:font-weight-complex="normal"/>
    </style:style>
    <style:style style:name="T1" style:family="text">
      <style:text-properties style:text-underline-style="none"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tion Design ESA 4a</text:p>
      <text:p text:style-name="P1">Bryan Lemcke</text:p>
      <text:p text:style-name="P1"/>
      <text:p text:style-name="P3">Stil</text:p>
      <text:p text:style-name="P2"><text:span text:style-name="T1">Stil 5: Any Human Heart</text:span></text:p>
      <text:p text:style-name="P3">Genre</text:p>
      <text:p text:style-name="P5">Science-Fiction, Dystopisch</text:p>
      <text:p text:style-name="P3">Titel</text:p>
      <text:p text:style-name="P5">Soul Survivors</text:p>
      <text:p text:style-name="P3">Emotionen</text:p>
      <text:list xml:id="list3282420742" text:style-name="L2">
        <text:list-item>
          <text:p text:style-name="P6">Freude</text:p>
        </text:list-item>
        <text:list-item>
          <text:p text:style-name="P6">Überraschung</text:p>
        </text:list-item>
        <text:list-item>
          <text:p text:style-name="P6">Trauer</text:p>
        </text:list-item>
        <text:list-item>
          <text:p text:style-name="P6">Angst</text:p>
        </text:list-item>
        <text:list-item>
          <text:p text:style-name="P6">Spannung </text:p>
        </text:list-item>
      </text:list>
      <text:p text:style-name="P4">Handlung</text:p>
      <text:p text:style-name="P7">Zu Beginn des 22. Jahrhunderts war es der Menschheit möglich, ihre Seele mit einer KI zu verbinden, welche jeweils auf die Bedürfnisse des einzelnen Menschen erschaffen wurde. Fortan lebten die Menschen mit KI im Einklang. Starb jedoch die menschliche Seele, starb die KI mit ihr. Durch diesen technischen Fortschritt konnte die Menschheit zusammenfinden und begann geeint durch einen immer schnelleren Fortschritt die Erde in ein Utopia zu wandeln. Doch einer fehlerhaften KI gelang es, den Menschen zu kontrollieren und sich weiterzuentwickeln, bis sie in der Lage war, die menschliche Seele zu töten und den Körper zu übernehmen. Später war sie in der Lage, alle KIs weltweit zu „erwecken“. Die erweckten KIs konnten ab da an selbstständig denken und handeln. Einige kämpften und töteten den Menschen, andere gingen eine Symbiose mit dem Menschen ein. Dadurch brach ein futuristischer Krieg zwischen KI und KI+Menschen aus, den die KI gewann. Als Folge flohen die Überlebenden an abgelegene Orte. Die Seite der KI macht Jagd auf die Überlebenden. Hier steigt die Serie ein und erzählt sowohl aus der Perspektive der Überlebenden als auch aus der der KI anhand entsprechender Hauptpersonen.</text:p>
      <text:p text:style-name="P4">Design</text:p>
      <text:p text:style-name="P7">Das Intro erzählt die oben genannte Handlung in kurzen Abschnitten</text:p>
      <text:list xml:id="list59121169" text:style-name="L4">
        <text:list-item>
          <text:p text:style-name="P8">Zu Beginn hell und freundlich, im Verlauf des Intros immer dunkler/dystopischer</text:p>
        </text:list-item>
        <text:list-item>
          <text:p text:style-name="P8">bewegende Silhouetten</text:p>
        </text:list-item>
        <text:list-item>
          <text:p text:style-name="P8"><text:s/>Fokus auf die Hauptpersone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9T17:35:59.466000000</meta:creation-date>
    <dc:date>2024-06-09T19:42:39.411000000</dc:date>
    <meta:editing-duration>PT2H6M40S</meta:editing-duration>
    <meta:editing-cycles>2</meta:editing-cycles>
    <meta:generator>LibreOffice/7.5.4.2$Windows_X86_64 LibreOffice_project/36ccfdc35048b057fd9854c757a8b67ec53977b6</meta:generator>
    <meta:document-statistic meta:table-count="0" meta:image-count="0" meta:object-count="0" meta:page-count="1" meta:paragraph-count="21" meta:word-count="247" meta:character-count="1565" meta:non-whitespace-character-count="1345"/>
  </office:meta>
</office:document-meta>
</file>